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8)">
            <text:p>sn(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prev-R.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90(8<text:span text:style-name="T2">t</text:span><text:span text:style-name="T2">h</text:span>)</text:p>
          </table:table-cell>
          <table:table-cell table:number-columns-repeated="3" table:style-name="ce19" office:value-type="string">
            <text:p>-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2">
            <text:p>2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C.n,cp=D-A(I-V)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B2.n,ch.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9_18-34-42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2</text:p>
          </table:table-cell>
          <table:table-cell table:style-name="ce7" office:value-type="string">
            <text:p>fs</text:p>
          </table:table-cell>
          <table:table-cell table:style-name="ce10" office:value-type="string">
            <text:p>theme=stroke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10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10_19-16-49_000.jpg</text:p>
          </table:table-cell>
          <table:table-cell table:style-name="ce24" office:value-type="date" office:date-value="2020-03-11T08:59:12.75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7" office:value-type="string">
            <text:p>fs</text:p>
          </table:table-cell>
          <table:table-cell table:style-name="ce10" office:value-type="string">
            <text:p>capo-2,block=A;A.v-1;A.v-2</text:p>
          </table:table-cell>
          <table:table-cell table:style-name="ce19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10_19-16-49_000.jpg</text:p>
          </table:table-cell>
          <table:table-cell table:style-name="ce24" office:value-type="date" office:date-value="2020-03-11T08:59:12.75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7" office:value-type="string">
            <text:p>prev</text:p>
          </table:table-cell>
          <table:table-cell table:style-name="ce10" office:value-type="string">
            <text:p>prev-s.1(R.2)</text:p>
          </table:table-cell>
          <table:table-cell table:style-name="ce2" office:value-type="string">
            <text:p>-</text:p>
          </table:table-cell>
          <table:table-cell table:style-name="ce19" office:value-type="string">
            <text:p>t.100</text:p>
          </table:table-cell>
          <table:table-cell table:number-columns-repeated="3" table:style-name="ce2" office:value-type="string">
            <text:p>-</text:p>
          </table:table-cell>
          <table:table-cell table:style-name="ce16" office:value-type="string">
            <text:p>2020-03-11_19-27-02_000.jpg</text:p>
          </table:table-cell>
          <table:table-cell table:style-name="ce24" office:value-type="date" office:date-value="2020-03-12T08:32:46.61">
            <text:p>2020/3/12 8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7" office:value-type="string">
            <text:p>prev</text:p>
          </table:table-cell>
          <table:table-cell table:style-name="ce10" office:value-type="string">
            <text:p>prev-R.1:task-1,for=harmonics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00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11_19-27-02_000.jpg</text:p>
          </table:table-cell>
          <table:table-cell table:style-name="ce24" office:value-type="date" office:date-value="2020-03-12T08:32:46.61">
            <text:p>2020/3/12 8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16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/>
          <table:table-cell table:style-name="ce7"/>
          <table:table-cell table:style-name="ce8"/>
          <table:table-cell table:style-name="ce10"/>
          <table:table-cell table:style-name="ce16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1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7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8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6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9" table:number-columns-repeated="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12T08:33:01.75">
            <text:p>2020/3/12 8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47cm" draw:caption-point-x="-1.353cm" draw:caption-point-y="2.4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2T08:33:02.09">
            <text:p>2020/3/12 8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41cm" draw:caption-point-x="-1.353cm" draw:caption-point-y="2.4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12T08:33:02.32">
            <text:p>2020/3/12 8:33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4cm" draw:caption-point-x="-1.353cm" draw:caption-point-y="2.4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8)">
            <text:p>sn(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2T08:33:00.28">
            <text:p>2020/3/12 8:3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8)">
            <text:p>sn(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2T08:33:00.28">
            <text:p>2020/3/12 8:3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9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9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12T08:33:00.28">
            <text:p>2020/3/12 8:33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2T08:33:00.28">
            <text:p>2020/3/12 8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8)">
            <text:p>sn(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2T08:33:03.1">
            <text:p>2020/3/12 8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2cm" draw:caption-point-x="-1.353cm" draw:caption-point-y="2.2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2T08:33:00.28">
            <text:p>2020/3/12 8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8)">
            <text:p>sn(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2T08:33:03.42">
            <text:p>2020/3/12 8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2cm" draw:caption-point-x="-1.353cm" draw:caption-point-y="2.2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2020/03/12</text:date>, <text:time>08:33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2T08:32:59.80</dc:date>
    <dc:creator>iwabuchi ken</dc:creator>
    <meta:editing-duration>P7DT10H47M33S</meta:editing-duration>
    <meta:editing-cycles>724</meta:editing-cycles>
    <meta:generator>OpenOffice/4.1.3$Win32 OpenOffice.org_project/413m1$Build-9783</meta:generator>
    <meta:document-statistic meta:table-count="10" meta:cell-count="3951" meta:object-count="0"/>
    <meta:user-defined meta:name="sheets-banding"/>
    <meta:user-defined meta:name="sheets-original-selection"/>
  </office:meta>
</office:document-meta>
</file>